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28.31mm" fo:break-before="auto" style:use-optimal-row-height="true"/>
    </style:style>
    <style:style style:name="ro7" style:family="table-row">
      <style:table-row-properties style:row-height="36.25mm" fo:break-before="auto" style:use-optimal-row-height="true"/>
    </style:style>
    <style:style style:name="ro8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aa97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ccfb7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38.2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89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d_references_es_gd_sheet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EFERENCE NODE</text:p>
          </table:table-cell>
          <table:covered-table-cell table:number-columns-repeated="4"/>
          <table:table-cell table:style-name="ce3" office:value-type="string" calcext:value-type="string" table:number-columns-spanned="3" table:number-rows-spanned="1">
            <text:p>TASK 1: RELEVANCE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TASK 2: AUTHORITATIVEN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reference_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office:annotation draw:style-name="gr1" draw:text-style-name="P2" svg:width="28.99mm" svg:height="53.36mm" svg:x="404.67mm" svg:y="4.51mm" draw:caption-point-x="-6.1mm" draw:caption-point-y="0.1mm">
              <dc:date>2020-06-08T00:00:00</dc:date>
              <text:p text:style-name="P1"><text:span text:style-name="T1">A list of values taken among the following:</text:span></text:p>
              <text:p text:style-name="P1"><text:span text:style-name="T1"/></text:p>
              <text:p text:style-name="P1"><text:span text:style-name="T1">0 – not present</text:span></text:p>
              <text:p text:style-name="P1"><text:span text:style-name="T1">1 – present</text:span></text:p>
              <text:p text:style-name="P1"><text:span text:style-name="T1"/></text:p>
              <text:p text:style-name="P1"><text:span text:style-name="T1">Note: If you put [0,1], then yes_accessibility and no_reason should both be -1.</text:span></text:p>
            </office:annotation>
            <text:p>is_present</text:p>
          </table:table-cell>
          <table:table-cell office:value-type="string" calcext:value-type="string">
            <office:annotation draw:style-name="gr2" draw:text-style-name="P2" svg:width="28.99mm" svg:height="140.26mm" svg:x="470.02mm" svg:y="4.51mm" draw:caption-point-x="-6.1mm" draw:caption-point-y="0.1mm">
              <dc:date>2020-06-08T00:00:00</dc:date>
              <text:p text:style-name="P1"><text:span text:style-name="T1">A list of values taken among the following, or -1 if you don’t want to verify.</text:span></text:p>
              <text:p text:style-name="P1"><text:span text:style-name="T1"/></text:p>
              <text:p text:style-name="P1"><text:span text:style-name="T1">0. I had to navigate the website and use the additional information or infer the statement using my common sense;</text:span></text:p>
              <text:p text:style-name="P1"><text:span text:style-name="T1">1. I had to navigate the website and use the additional information to find it;</text:span></text:p>
              <text:p text:style-name="P1"><text:span text:style-name="T1">2. I had to navigate the website to find it;</text:span></text:p>
              <text:p text:style-name="P1"><text:span text:style-name="T1">3. I did not need to navigate the website but had to read through the content to find it;</text:span></text:p>
              <text:p text:style-name="P1"><text:span text:style-name="T1">4. I did not need to navigate the website or read through much content to find it. </text:span></text:p>
            </office:annotation>
            <text:p>yes_accessibility</text:p>
          </table:table-cell>
          <table:table-cell office:value-type="string" calcext:value-type="string">
            <office:annotation draw:style-name="gr3" draw:text-style-name="P2" svg:width="28.99mm" svg:height="191.61mm" svg:x="536.47mm" svg:y="4.51mm" draw:caption-point-x="-6.1mm" draw:caption-point-y="0.1mm">
              <dc:date>2020-06-08T00:00:00</dc:date>
              <text:p text:style-name="P1"><text:span text:style-name="T1">A list of values taken among the following, or -1 if you don’t want to verify.</text:span></text:p>
              <text:p text:style-name="P1"><text:span text:style-name="T1"/></text:p>
              <text:p text:style-name="P1"><text:span text:style-name="T1">0. The page was not available (for example, 404 error);</text:span></text:p>
              <text:p text:style-name="P1"><text:span text:style-name="T1">1. My browser or antivirus stopped me, claiming the page presented security risks;</text:span></text:p>
              <text:p text:style-name="P1"><text:span text:style-name="T1">2. I was required to provide a login and password to access the page, but don’t have them;</text:span></text:p>
              <text:p text:style-name="P1"><text:span text:style-name="T1">3. I was required to pay for access to the page, and I am not inclined to do so;</text:span></text:p>
              <text:p text:style-name="P1"><text:span text:style-name="T1">4. I feel like only people familiar with a specific domain would understand the information inthe page;</text:span></text:p>
              <text:p text:style-name="P1"><text:span text:style-name="T1">5. None of the above, but the subject and/or the predicate were not mentioned in the page;</text:span></text:p>
              <text:p text:style-name="P1"><text:span text:style-name="T1">6. None of the above, the subject and predicate were mentioned in the page, but the object wasdifferent.</text:span></text:p>
            </office:annotation>
            <text:p>no_reason</text:p>
          </table:table-cell>
          <table:table-cell office:value-type="string" calcext:value-type="string">
            <office:annotation draw:style-name="gr4" draw:text-style-name="P2" svg:width="28.99mm" svg:height="29.66mm" svg:x="602.91mm" svg:y="0mm" draw:caption-point-x="-6.1mm" draw:caption-point-y="4.61mm">
              <dc:date>2020-06-08T00:00:00</dc:date>
              <text:p text:style-name="P1"><text:span text:style-name="T1">A list of values taken among the following:</text:span></text:p>
              <text:p text:style-name="P1"><text:span text:style-name="T1"/></text:p>
              <text:p text:style-name="P1"><text:span text:style-name="T1">0. Individual;</text:span></text:p>
              <text:p text:style-name="P1"><text:span text:style-name="T1">1. Organization;</text:span></text:p>
              <text:p text:style-name="P1"><text:span text:style-name="T1">2. Collective;</text:span></text:p>
            </office:annotation>
            <text:p>author</text:p>
          </table:table-cell>
          <table:table-cell office:value-type="string" calcext:value-type="string">
            <office:annotation draw:style-name="gr5" draw:text-style-name="P2" svg:width="28.99mm" svg:height="77.06mm" svg:x="669.36mm" svg:y="0mm" draw:caption-point-x="-6.1mm" draw:caption-point-y="4.61mm">
              <dc:date>2020-06-08T00:00:00</dc:date>
              <text:p text:style-name="P1"><text:span text:style-name="T1">A list of values taken among the following:</text:span></text:p>
              <text:p text:style-name="P1"><text:span text:style-name="T1"/></text:p>
              <text:p text:style-name="P1"><text:span text:style-name="T1">0. Academic and scientific organizations; organizations.</text:span></text:p>
              <text:p text:style-name="P1"><text:span text:style-name="T1">1. Companies and non-academic/scientific organizations;</text:span></text:p>
              <text:p text:style-name="P1"><text:span text:style-name="T1">2. Government agencies and authorities;</text:span></text:p>
              <text:p text:style-name="P1"><text:span text:style-name="T1">3. News and media outlets;</text:span></text:p>
              <text:p text:style-name="P1"><text:span text:style-name="T1">4. Self-published sources.</text:span></text:p>
            </office:annotation>
            <text:p>publish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9d80ea7d57199e6184c562ba63f0c9dd704f13ee</text:p>
          </table:table-cell>
          <table:table-cell office:value-type="string" calcext:value-type="string">
            <text:p>https://es.wikipedia.org/w/index.php?title=FK_Starts&amp;oldid=118518432</text:p>
          </table:table-cell>
          <table:table-cell office:value-type="string" calcext:value-type="string">
            <text:p>FK Starts</text:p>
          </table:table-cell>
          <table:table-cell office:value-type="string" calcext:value-type="string">
            <text:p>fecha de fundación o creación</text:p>
          </table:table-cell>
          <table:table-cell office:value-type="string" calcext:value-type="string">
            <text:p>1961-01-01T00:00:00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feb5bca657086effc423234c028b0b51db56dc</text:p>
          </table:table-cell>
          <table:table-cell office:value-type="string" calcext:value-type="string">
            <text:p>https://tools.wmflabs.org/heritage/api/api.php?action=search&amp;format=json&amp;srcountry=es&amp;srlang=es&amp;srid=RI-51-0001804</text:p>
          </table:table-cell>
          <table:table-cell office:value-type="string" calcext:value-type="string">
            <text:p>Talayote de Son Catiu Claperot des Clot Fiol)''</text:p>
          </table:table-cell>
          <table:table-cell office:value-type="string" calcext:value-type="string">
            <text:p>estatus patrimonial</text:p>
          </table:table-cell>
          <table:table-cell office:value-type="string" calcext:value-type="string">
            <text:p>Bien de Interés Cultural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2a169f3084d7e29ddba4f29a81bed34c49009df3</text:p>
          </table:table-cell>
          <table:table-cell office:value-type="string" calcext:value-type="string">
            <text:p>https://www.ebi.ac.uk/europepmc/webservices/rest/search?query=EXT_ID:11900691%20AND%20SRC:MED&amp;resulttype=core&amp;format=json</text:p>
          </table:table-cell>
          <table:table-cell office:value-type="string" calcext:value-type="string">
            <text:p>[Function of respiratory muscles in malnutrition and in the critically ill patient]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[Function of respiratory muscles in malnutrition and in the critically ill patient]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4f563cf36255c085f625ee5467627b1700fe2b5f</text:p>
          </table:table-cell>
          <table:table-cell office:value-type="string" calcext:value-type="string">
            <text:p>http://eduwp.edu.gva.es/patrimonio-cultural/ficha-inmueble.php?id=2927&amp;lang=es</text:p>
          </table:table-cell>
          <table:table-cell office:value-type="string" calcext:value-type="string">
            <text:p>iglesia de la Asunción de la Virgen (Cervera del Maestre)</text:p>
          </table:table-cell>
          <table:table-cell office:value-type="string" calcext:value-type="string">
            <text:p>estatus patrimonial</text:p>
          </table:table-cell>
          <table:table-cell office:value-type="string" calcext:value-type="string">
            <text:p>Bien de Relevancia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e5b8399c55c9ac0e24138b2ee1899e3f91a9aa1</text:p>
          </table:table-cell>
          <table:table-cell office:value-type="string" calcext:value-type="string">
            <text:p>https://indiancine.ma/MF</text:p>
          </table:table-cell>
          <table:table-cell office:value-type="string" calcext:value-type="string">
            <text:p>Vinchucha Dansh</text:p>
          </table:table-cell>
          <table:table-cell office:value-type="string" calcext:value-type="string">
            <text:p>instancia de</text:p>
          </table:table-cell>
          <table:table-cell office:value-type="string" calcext:value-type="string">
            <text:p>películ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571ee2d19a4a7fbb94a1dab5fd81eefa04d93c30</text:p>
          </table:table-cell>
          <table:table-cell office:value-type="string" calcext:value-type="string">
            <text:p>https://www.ebi.ac.uk/europepmc/webservices/rest/search?query=EXT_ID:5989072%20AND%20SRC:MED&amp;resulttype=core&amp;format=json</text:p>
          </table:table-cell>
          <table:table-cell office:value-type="string" calcext:value-type="string">
            <text:p>[Treatment of mesenteric venous thrombosis]</text:p>
          </table:table-cell>
          <table:table-cell office:value-type="string" calcext:value-type="string">
            <text:p>publicado en</text:p>
          </table:table-cell>
          <table:table-cell office:value-type="string" calcext:value-type="string">
            <text:p>Cirugía y cirujano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f693ac8d3e26a19a27f848264c345e1a66b820a</text:p>
          </table:table-cell>
          <table:table-cell office:value-type="string" calcext:value-type="string">
            <text:p>http://sedici.unlp.edu.ar/handle/10915/65654</text:p>
          </table:table-cell>
          <table:table-cell office:value-type="string" calcext:value-type="string">
            <text:p>La construcción social de políticas públicas en salud: la participación comunitaria asociada a la Atención Primaria de la Salud desde la perspectiva de los agentes de salu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La construcción social de políticas públicas en salud: la participación comunitaria asociada a la Atención Primaria de la Salud desde la perspectiva de los agentes de salu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ce51e44b9fe5a79f9a500c678c06426904f5665</text:p>
          </table:table-cell>
          <table:table-cell office:value-type="string" calcext:value-type="string">
            <text:p>http://sedici.unlp.edu.ar/handle/10915/50999</text:p>
          </table:table-cell>
          <table:table-cell office:value-type="string" calcext:value-type="string">
            <text:p>Efecto del agonista de GnRH acetato de deslorelina en felinos domésticos (&lt;i&gt;Felis catus&lt;/i&gt;) prepúberes</text:p>
          </table:table-cell>
          <table:table-cell office:value-type="string" calcext:value-type="string">
            <text:p>instancia de</text:p>
          </table:table-cell>
          <table:table-cell office:value-type="string" calcext:value-type="string">
            <text:p>tesis doctor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c4d36577d8f1af7cba4466cf84c53d4e4248e1a</text:p>
          </table:table-cell>
          <table:table-cell office:value-type="string" calcext:value-type="string">
            <text:p>http://datos.bne.es/persona/XX1600628.html</text:p>
          </table:table-cell>
          <table:table-cell office:value-type="string" calcext:value-type="string">
            <text:p>Anna Agustí</text:p>
          </table:table-cell>
          <table:table-cell office:value-type="string" calcext:value-type="string">
            <text:p>identificador GND</text:p>
          </table:table-cell>
          <table:table-cell office:value-type="float" office:value="132669854" calcext:value-type="float">
            <text:p>13266985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81c6f32be0fe8632acc53135bfda5f13f3521858</text:p>
          </table:table-cell>
          <table:table-cell office:value-type="string" calcext:value-type="string">
            <text:p>https://www.uv.es/uvweb/rectorado/es/premios-distinciones/doctores-honoris-causa/doctores-honoris-causa-siglo-xx/fecha-investidura/acto-investidura-doctor-honoris-causa-del-excm-sr-dr-miquel-batllori-munne-1285872205498/Honoris.html?id=1285878548688</text:p>
          </table:table-cell>
          <table:table-cell office:value-type="string" calcext:value-type="string">
            <text:p>Miquel Batllori</text:p>
          </table:table-cell>
          <table:table-cell office:value-type="string" calcext:value-type="string">
            <text:p>premio recibido</text:p>
          </table:table-cell>
          <table:table-cell office:value-type="string" calcext:value-type="string">
            <text:p>doctor honoris causa por la Universidad de Valencia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869b6d7a6c5c03c3d3a57cd896ed4ffbe318ae82</text:p>
          </table:table-cell>
          <table:table-cell office:value-type="string" calcext:value-type="string">
            <text:p>https://es.wikipedia.org/w/index.php?title=Copa_de_Andalucía_de_Fútbol_Sala_2018&amp;oldid=118575405</text:p>
          </table:table-cell>
          <table:table-cell office:value-type="string" calcext:value-type="string">
            <text:p>Copa de Andalucía de Fútbol Sala 2018</text:p>
          </table:table-cell>
          <table:table-cell office:value-type="string" calcext:value-type="string">
            <text:p>número de puntos/goles marcados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a93622e779ebb1bc3b591c649274d34d52c9e33</text:p>
          </table:table-cell>
          <table:table-cell office:value-type="string" calcext:value-type="string">
            <text:p>https://viaf.org/viaf/28681023</text:p>
          </table:table-cell>
          <table:table-cell office:value-type="string" calcext:value-type="string">
            <text:p>Malva Flores</text:p>
          </table:table-cell>
          <table:table-cell office:value-type="string" calcext:value-type="string">
            <text:p>identificador NTA</text:p>
          </table:table-cell>
          <table:table-cell office:value-type="float" office:value="205409326" calcext:value-type="float">
            <text:p>2054093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3d8bd00a49b408aa48aa86a92e7ee6aab6edd5b</text:p>
          </table:table-cell>
          <table:table-cell office:value-type="string" calcext:value-type="string">
            <text:p>https://es.wikipedia.org/w/index.php?title=Ezequiel_Videla&amp;oldid=118654185</text:p>
          </table:table-cell>
          <table:table-cell office:value-type="string" calcext:value-type="string">
            <text:p>Ezequiel Videla</text:p>
          </table:table-cell>
          <table:table-cell office:value-type="string" calcext:value-type="string">
            <text:p>inicio del periodo de actividad</text:p>
          </table:table-cell>
          <table:table-cell office:value-type="string" calcext:value-type="string">
            <text:p>2009-01-01T00:00:00Z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4cf05ad2e5cc8e54de3f998308f36aad061d7ce</text:p>
          </table:table-cell>
          <table:table-cell office:value-type="string" calcext:value-type="string">
            <text:p>https://www.ebi.ac.uk/europepmc/webservices/rest/search?query=EXT_ID:10491904%20AND%20SRC:MED&amp;resulttype=core&amp;format=json</text:p>
          </table:table-cell>
          <table:table-cell office:value-type="string" calcext:value-type="string">
            <text:p>[New outlooks in the treatment of diabetes]</text:p>
          </table:table-cell>
          <table:table-cell office:value-type="string" calcext:value-type="string">
            <text:p>identificador PubMed</text:p>
          </table:table-cell>
          <table:table-cell office:value-type="float" office:value="10491904" calcext:value-type="float">
            <text:p>104919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63002e7e20b5f620cb8875c55ca98215a814f8</text:p>
          </table:table-cell>
          <table:table-cell office:value-type="string" calcext:value-type="string">
            <text:p>https://viaf.org/viaf/84248519</text:p>
          </table:table-cell>
          <table:table-cell office:value-type="string" calcext:value-type="string">
            <text:p>Víctor Hugo Rascón Banda</text:p>
          </table:table-cell>
          <table:table-cell office:value-type="string" calcext:value-type="string">
            <text:p>identificador NKC</text:p>
          </table:table-cell>
          <table:table-cell office:value-type="string" calcext:value-type="string">
            <text:p>js20060414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c9041bd7458f2c1a1b56fc8e7b3476681333fd8</text:p>
          </table:table-cell>
          <table:table-cell office:value-type="string" calcext:value-type="string">
            <text:p>https://es.wikipedia.org/w/index.php?title=Banco_de_Tierra_del_Fuego&amp;oldid=112597822</text:p>
          </table:table-cell>
          <table:table-cell office:value-type="string" calcext:value-type="string">
            <text:p>Banco de Tierra del Fuego</text:p>
          </table:table-cell>
          <table:table-cell office:value-type="string" calcext:value-type="string">
            <text:p>página web oficial</text:p>
          </table:table-cell>
          <table:table-cell office:value-type="string" calcext:value-type="string">
            <text:p>http://www.btf.com.ar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ae5e17885586aa023715d53c8ccb0a08fec250c</text:p>
          </table:table-cell>
          <table:table-cell office:value-type="string" calcext:value-type="string">
            <text:p>https://id.loc.gov/authorities/n88026327</text:p>
          </table:table-cell>
          <table:table-cell office:value-type="string" calcext:value-type="string">
            <text:p>Luis de Miranda de Villafaña</text:p>
          </table:table-cell>
          <table:table-cell office:value-type="string" calcext:value-type="string">
            <text:p>identificador FAST</text:p>
          </table:table-cell>
          <table:table-cell office:value-type="float" office:value="1835190" calcext:value-type="float">
            <text:p>183519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ab9efc40d73f07647833ddec5b822a04f7b065</text:p>
          </table:table-cell>
          <table:table-cell office:value-type="string" calcext:value-type="string">
            <text:p>https://www.ebi.ac.uk/europepmc/webservices/rest/search?query=EXT_ID:20738942%20AND%20SRC:MED&amp;resulttype=core&amp;format=json</text:p>
          </table:table-cell>
          <table:table-cell office:value-type="string" calcext:value-type="string">
            <text:p>Isolated left ventricular apical hypoplasia</text:p>
          </table:table-cell>
          <table:table-cell office:value-type="string" calcext:value-type="string">
            <text:p>identificador PubMed</text:p>
          </table:table-cell>
          <table:table-cell office:value-type="float" office:value="20738942" calcext:value-type="float">
            <text:p>207389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b1801d4759e30c1be4f3bf9ef906f1080069078</text:p>
          </table:table-cell>
          <table:table-cell office:value-type="string" calcext:value-type="string">
            <text:p>https://www.valenciaport.com/nota-legal/</text:p>
          </table:table-cell>
          <table:table-cell office:value-type="string" calcext:value-type="string">
            <text:p>Autoridad Portuaria de Valencia</text:p>
          </table:table-cell>
          <table:table-cell office:value-type="string" calcext:value-type="string">
            <text:p>ubicación de la sede</text:p>
          </table:table-cell>
          <table:table-cell office:value-type="string" calcext:value-type="string">
            <text:p>Valenc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6c422ffab4ce2f61165427a0a47ed4b13605380</text:p>
          </table:table-cell>
          <table:table-cell office:value-type="string" calcext:value-type="string">
            <text:p>http://resolver.smak.be/collection/work/data/3289</text:p>
          </table:table-cell>
          <table:table-cell office:value-type="string" calcext:value-type="string">
            <text:p>Nimba</text:p>
          </table:table-cell>
          <table:table-cell office:value-type="string" calcext:value-type="string">
            <text:p>creador</text:p>
          </table:table-cell>
          <table:table-cell office:value-type="string" calcext:value-type="string">
            <text:p>Hugo Deba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433432e07e110ec88d3314141f2e83db09512bb</text:p>
          </table:table-cell>
          <table:table-cell office:value-type="string" calcext:value-type="string">
            <text:p>https://viaf.org/viaf/107000999</text:p>
          </table:table-cell>
          <table:table-cell office:value-type="string" calcext:value-type="string">
            <text:p>Francisco Armijo de Castro</text:p>
          </table:table-cell>
          <table:table-cell office:value-type="string" calcext:value-type="string">
            <text:p>ID WorldCat de identidades</text:p>
          </table:table-cell>
          <table:table-cell office:value-type="string" calcext:value-type="string">
            <text:p>lccn-n2011015327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59c5acc1f4fb3ec6c2f2a11bf67f8d268e0fd21</text:p>
          </table:table-cell>
          <table:table-cell office:value-type="string" calcext:value-type="string">
            <text:p>https://es.wikipedia.org/w/index.php?title=Balneario_de_la_Alameda&amp;oldid=119443329</text:p>
          </table:table-cell>
          <table:table-cell office:value-type="string" calcext:value-type="string">
            <text:p>Balneario de la Alameda</text:p>
          </table:table-cell>
          <table:table-cell office:value-type="string" calcext:value-type="string">
            <text:p>estatus patrimonial</text:p>
          </table:table-cell>
          <table:table-cell office:value-type="string" calcext:value-type="string">
            <text:p>Bien de Relevancia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fc832fc9507f95f287e94f32a67f9cead329775</text:p>
          </table:table-cell>
          <table:table-cell office:value-type="string" calcext:value-type="string">
            <text:p>http://datos.bne.es/persona/XX1130964.html</text:p>
          </table:table-cell>
          <table:table-cell office:value-type="string" calcext:value-type="string">
            <text:p>Alfonso W. Quiroz</text:p>
          </table:table-cell>
          <table:table-cell office:value-type="string" calcext:value-type="string">
            <text:p>identificador GND</text:p>
          </table:table-cell>
          <table:table-cell office:value-type="float" office:value="1056492996" calcext:value-type="float">
            <text:p>10564929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9f3a9016bff943d6137e871465e7ee6af558a951</text:p>
          </table:table-cell>
          <table:table-cell office:value-type="string" calcext:value-type="string">
            <text:p>https://tools.wmflabs.org/heritage/api/api.php?action=search&amp;format=json&amp;srcountry=sv&amp;srlang=es&amp;srid=02100012</text:p>
          </table:table-cell>
          <table:table-cell office:value-type="string" calcext:value-type="string">
            <text:p>MONUMENTO NACIONAL EL TEATRO NACIONAL DE SANTA ANA</text:p>
          </table:table-cell>
          <table:table-cell office:value-type="string" calcext:value-type="string">
            <text:p>instancia de</text:p>
          </table:table-cell>
          <table:table-cell office:value-type="string" calcext:value-type="string">
            <text:p>bien cultur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6f188c6f02138c66147e5cebba486755bffd72</text:p>
          </table:table-cell>
          <table:table-cell office:value-type="string" calcext:value-type="string">
            <text:p>https://es.wikipedia.org/w/index.php?title=Blind_in_Texas&amp;oldid=119437158</text:p>
          </table:table-cell>
          <table:table-cell office:value-type="string" calcext:value-type="string">
            <text:p>Blind in Texas</text:p>
          </table:table-cell>
          <table:table-cell office:value-type="string" calcext:value-type="string">
            <text:p>forma parte de</text:p>
          </table:table-cell>
          <table:table-cell office:value-type="string" calcext:value-type="string">
            <text:p>The Last Comma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47a15251722a216d0f58a9476228c8749d5c5c6e</text:p>
          </table:table-cell>
          <table:table-cell office:value-type="string" calcext:value-type="string">
            <text:p>https://www.ebi.ac.uk/europepmc/webservices/rest/search?query=EXT_ID:9214896%20AND%20SRC:MED&amp;resulttype=core&amp;format=json</text:p>
          </table:table-cell>
          <table:table-cell office:value-type="string" calcext:value-type="string">
            <text:p>[Calculation of the amount of specimen necessary to estimate a proportion and a medium]</text:p>
          </table:table-cell>
          <table:table-cell office:value-type="string" calcext:value-type="string">
            <text:p>fecha de publicación</text:p>
          </table:table-cell>
          <table:table-cell office:value-type="string" calcext:value-type="string">
            <text:p>1996-10-01T00:00:00Z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2e87744fbb4b9426415b0af9ccb68667af448219</text:p>
          </table:table-cell>
          <table:table-cell office:value-type="string" calcext:value-type="string">
            <text:p>https://www.ebi.ac.uk/europepmc/webservices/rest/search?query=EXT_ID:21983271%20AND%20SRC:MED&amp;resulttype=core&amp;format=json</text:p>
          </table:table-cell>
          <table:table-cell office:value-type="string" calcext:value-type="string">
            <text:p>[Hemoperfusion with polymyxin B in septic shock secondary to Klebsiella pneumoniae induced liver abscesses]</text:p>
          </table:table-cell>
          <table:table-cell office:value-type="string" calcext:value-type="string">
            <text:p>identificador PubMed</text:p>
          </table:table-cell>
          <table:table-cell office:value-type="float" office:value="21983271" calcext:value-type="float">
            <text:p>21983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f924bcddf5ecead2598b0a020dd16f75d67ef</text:p>
          </table:table-cell>
          <table:table-cell office:value-type="string" calcext:value-type="string">
            <text:p>https://es.wikipedia.org/w/index.php?title=Randall_Azofeifa&amp;oldid=119478728</text:p>
          </table:table-cell>
          <table:table-cell office:value-type="string" calcext:value-type="string">
            <text:p>Randall Azofeifa</text:p>
          </table:table-cell>
          <table:table-cell office:value-type="string" calcext:value-type="string">
            <text:p>inicio del periodo de actividad</text:p>
          </table:table-cell>
          <table:table-cell office:value-type="string" calcext:value-type="string">
            <text:p>2003-02-05T00:00:00Z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cad386b71470743b5e9d942e260bb836816770f</text:p>
          </table:table-cell>
          <table:table-cell office:value-type="string" calcext:value-type="string">
            <text:p>https://es.wikipedia.org/w/index.php?title=Miguel_Ángel_Bordón&amp;oldid=116591605</text:p>
          </table:table-cell>
          <table:table-cell office:value-type="string" calcext:value-type="string">
            <text:p>Miguel Ángel Bordón</text:p>
          </table:table-cell>
          <table:table-cell office:value-type="string" calcext:value-type="string">
            <text:p>inicio del periodo de actividad</text:p>
          </table:table-cell>
          <table:table-cell office:value-type="string" calcext:value-type="string">
            <text:p>1971-01-01T00:00:00Z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299a502b4d91a3d9812edb6638427ba2a5bbe39</text:p>
          </table:table-cell>
          <table:table-cell office:value-type="string" calcext:value-type="string">
            <text:p>https://es.wikipedia.org/w/index.php?title=Takekazu_Suzuki&amp;oldid=118496003</text:p>
          </table:table-cell>
          <table:table-cell office:value-type="string" calcext:value-type="string">
            <text:p>Takekazu Suzuki</text:p>
          </table:table-cell>
          <table:table-cell office:value-type="string" calcext:value-type="string">
            <text:p>inicio del periodo de actividad</text:p>
          </table:table-cell>
          <table:table-cell office:value-type="string" calcext:value-type="string">
            <text:p>1976-01-01T00:00:00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c6c6ed1429155f6f04c4ee946d3891c6a29ef1</text:p>
          </table:table-cell>
          <table:table-cell office:value-type="string" calcext:value-type="string">
            <text:p>https://tools.wmflabs.org/heritage/api/api.php?action=search&amp;format=json&amp;srcountry=cl&amp;srlang=es&amp;srid=749</text:p>
          </table:table-cell>
          <table:table-cell office:value-type="string" calcext:value-type="string">
            <text:p>Casona Mardones</text:p>
          </table:table-cell>
          <table:table-cell office:value-type="string" calcext:value-type="string">
            <text:p>ID Wiki Loves Monuments</text:p>
          </table:table-cell>
          <table:table-cell office:value-type="string" calcext:value-type="string">
            <text:p>CL-749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1e6b8db044c12fb527356bdaa832771d62b47dc</text:p>
          </table:table-cell>
          <table:table-cell office:value-type="string" calcext:value-type="string">
            <text:p>http://www.congreso.es/portal/page/portal/Congreso/Congreso/Iniciativas?_piref73_2148295_73_1335437_1335437.next_page=/wc/servidorCGI&amp;CMD=VERLST&amp;BASE=DIPH&amp;FMT=DIPHXD1S.fmt&amp;DOCS=1-1&amp;DOCORDER=FIFO&amp;OPDEF=Y&amp;NUM1=&amp;DES1=&amp;QUERY=%28110990%29.NDIP.</text:p>
          </table:table-cell>
          <table:table-cell office:value-type="string" calcext:value-type="string">
            <text:p>Luis Soriano Rodriguez</text:p>
          </table:table-cell>
          <table:table-cell office:value-type="string" calcext:value-type="string">
            <text:p>lugar de trabajo</text:p>
          </table:table-cell>
          <table:table-cell office:value-type="string" calcext:value-type="string">
            <text:p>Madri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6f7f33892eb5f1223d2656e13e5ffa118e6a5817</text:p>
          </table:table-cell>
          <table:table-cell office:value-type="string" calcext:value-type="string">
            <text:p>https://www.ebi.ac.uk/europepmc/webservices/rest/search?query=EXT_ID:28433257%20AND%20SRC:MED&amp;resulttype=core&amp;format=json</text:p>
          </table:table-cell>
          <table:table-cell office:value-type="string" calcext:value-type="string">
            <text:p>Patterns of global health financing and potential future spending on health.</text:p>
          </table:table-cell>
          <table:table-cell office:value-type="string" calcext:value-type="string">
            <text:p>número de ejemplar</text:p>
          </table:table-cell>
          <table:table-cell office:value-type="float" office:value="10083" calcext:value-type="float">
            <text:p>100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5be3f9b27fbd29a226c1a8692f05fa3c485b83</text:p>
          </table:table-cell>
          <table:table-cell office:value-type="string" calcext:value-type="string">
            <text:p>https://es.wikipedia.org/w/index.php?title=Azumi_Asakura&amp;oldid=114132230</text:p>
          </table:table-cell>
          <table:table-cell office:value-type="string" calcext:value-type="string">
            <text:p>Azumi Asakura</text:p>
          </table:table-cell>
          <table:table-cell office:value-type="string" calcext:value-type="string">
            <text:p>nombre de usuario en Ameblo</text:p>
          </table:table-cell>
          <table:table-cell office:value-type="string" calcext:value-type="string">
            <text:p>asakura-azumi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6f91f83baa78a8a4e7095170df16a77e95f6a578</text:p>
          </table:table-cell>
          <table:table-cell office:value-type="string" calcext:value-type="string">
            <text:p>https://es.wikipedia.org/w/index.php?title=Historias_de_amor,_de_locura_y_de_muerte&amp;oldid=119152578</text:p>
          </table:table-cell>
          <table:table-cell office:value-type="string" calcext:value-type="string">
            <text:p>Historias de amor, de locura y de muerte</text:p>
          </table:table-cell>
          <table:table-cell office:value-type="string" calcext:value-type="string">
            <text:p>escenógrafo</text:p>
          </table:table-cell>
          <table:table-cell office:value-type="string" calcext:value-type="string">
            <text:p>María Julia Bertotto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1a9124d689d742f560532133ce95387acb36109</text:p>
          </table:table-cell>
          <table:table-cell office:value-type="string" calcext:value-type="string">
            <text:p>https://es.wikipedia.org/w/index.php?title=Austin_(línea_Azul)&amp;oldid=99013812</text:p>
          </table:table-cell>
          <table:table-cell office:value-type="string" calcext:value-type="string">
            <text:p>Austin (línea Azul)</text:p>
          </table:table-cell>
          <table:table-cell office:value-type="string" calcext:value-type="string">
            <text:p>número de vías con andé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2ef8e530b12c4dfc48bd5a5a0b6106513d4aea2f</text:p>
          </table:table-cell>
          <table:table-cell office:value-type="string" calcext:value-type="string">
            <text:p>http://www.congreso.es/portal/page/portal/Congreso/Congreso/Diputados/BusqForm?_piref73_1333155_73_1333154_1333154.next_page=/wc/fichaDiputado?idDiputado=276&amp;idLegislatura=13</text:p>
          </table:table-cell>
          <table:table-cell office:value-type="string" calcext:value-type="string">
            <text:p>Inés Arrimadas</text:p>
          </table:table-cell>
          <table:table-cell office:value-type="string" calcext:value-type="string">
            <text:p>identificador en Facebook</text:p>
          </table:table-cell>
          <table:table-cell office:value-type="string" calcext:value-type="string">
            <text:p>ines.ciudadano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1e4b81e1561de63220ac0d9c3eaa84840ac6b88</text:p>
          </table:table-cell>
          <table:table-cell office:value-type="string" calcext:value-type="string">
            <text:p>http://www.rtc.gob.mx/NuevoSitio/cine_clasif_35mm.php?cd=418</text:p>
          </table:table-cell>
          <table:table-cell office:value-type="string" calcext:value-type="string">
            <text:p>Phantom Thread</text:p>
          </table:table-cell>
          <table:table-cell office:value-type="string" calcext:value-type="string">
            <text:p>clasificación de RTC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a57aa2a102b8685e7b872cd378c33d0b8273b3</text:p>
          </table:table-cell>
          <table:table-cell office:value-type="string" calcext:value-type="string">
            <text:p>http://datos.bne.es/persona/XX1094299.html</text:p>
          </table:table-cell>
          <table:table-cell office:value-type="string" calcext:value-type="string">
            <text:p>Josep Tharrats i Vilà</text:p>
          </table:table-cell>
          <table:table-cell office:value-type="string" calcext:value-type="string">
            <text:p>identificador VIAF</text:p>
          </table:table-cell>
          <table:table-cell office:value-type="float" office:value="65685299" calcext:value-type="float">
            <text:p>656852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9c42aacd205f19c638b87475cfd19996d3da2378</text:p>
          </table:table-cell>
          <table:table-cell office:value-type="string" calcext:value-type="string">
            <text:p>https://www.ebi.ac.uk/europepmc/webservices/rest/search?query=EXT_ID:2755229%20AND%20SRC:MED&amp;resulttype=core&amp;format=json</text:p>
          </table:table-cell>
          <table:table-cell office:value-type="string" calcext:value-type="string">
            <text:p>[Subacute nodular thyroiditis, de Quervain's type]</text:p>
          </table:table-cell>
          <table:table-cell office:value-type="string" calcext:value-type="string">
            <text:p>página</text:p>
          </table:table-cell>
          <table:table-cell office:value-type="string" calcext:value-type="string">
            <text:p>558-5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5306d9479aa701f7a3ed5f298a910165ff324d2</text:p>
          </table:table-cell>
          <table:table-cell office:value-type="string" calcext:value-type="string">
            <text:p>https://es.wikipedia.org/w/index.php?title=Martín_de_Soure&amp;oldid=87749432</text:p>
          </table:table-cell>
          <table:table-cell office:value-type="string" calcext:value-type="string">
            <text:p>Martín de Soure</text:p>
          </table:table-cell>
          <table:table-cell office:value-type="string" calcext:value-type="string">
            <text:p>día de festividad</text:p>
          </table:table-cell>
          <table:table-cell office:value-type="string" calcext:value-type="string">
            <text:p>31 de ener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7fb12ed8e3156462d422dbd84d947d969f95ea</text:p>
          </table:table-cell>
          <table:table-cell office:value-type="string" calcext:value-type="string">
            <text:p>https://viaf.org/viaf/59031134</text:p>
          </table:table-cell>
          <table:table-cell office:value-type="string" calcext:value-type="string">
            <text:p>Kike Turrón</text:p>
          </table:table-cell>
          <table:table-cell office:value-type="string" calcext:value-type="string">
            <text:p>ID WorldCat de identidades</text:p>
          </table:table-cell>
          <table:table-cell office:value-type="string" calcext:value-type="string">
            <text:p>lccn-nr20040053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b3f2e15c5357aa80de9a6576db38303a50e10f9</text:p>
          </table:table-cell>
          <table:table-cell office:value-type="string" calcext:value-type="string">
            <text:p>https://viaf.org/viaf/169275592</text:p>
          </table:table-cell>
          <table:table-cell office:value-type="string" calcext:value-type="string">
            <text:p>Los Negativos</text:p>
          </table:table-cell>
          <table:table-cell office:value-type="string" calcext:value-type="string">
            <text:p>ID WorldCat de identidades</text:p>
          </table:table-cell>
          <table:table-cell office:value-type="string" calcext:value-type="string">
            <text:p>viaf-169275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76846427fdf3780ddf253a980ded9f319191eb5</text:p>
          </table:table-cell>
          <table:table-cell office:value-type="string" calcext:value-type="string">
            <text:p>http://datos.bne.es/resource/XX839980</text:p>
          </table:table-cell>
          <table:table-cell office:value-type="string" calcext:value-type="string">
            <text:p>José Adriano Borges de Carvalho</text:p>
          </table:table-cell>
          <table:table-cell office:value-type="string" calcext:value-type="string">
            <text:p>fecha de nacimiento</text:p>
          </table:table-cell>
          <table:table-cell office:value-type="string" calcext:value-type="string">
            <text:p>1937-01-01T00:00:00Z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b7e1589022663fadb32a267a09708754ff058b1</text:p>
          </table:table-cell>
          <table:table-cell office:value-type="string" calcext:value-type="string">
            <text:p>https://www.ebi.ac.uk/europepmc/webservices/rest/search?query=EXT_ID:19658110%20AND%20SRC:MED&amp;resulttype=core&amp;format=json</text:p>
          </table:table-cell>
          <table:table-cell office:value-type="string" calcext:value-type="string">
            <text:p>Noninvasive ventilation with high pressures in children with acute respiratory failure</text:p>
          </table:table-cell>
          <table:table-cell office:value-type="string" calcext:value-type="string">
            <text:p>identificador PubMed</text:p>
          </table:table-cell>
          <table:table-cell office:value-type="float" office:value="19658110" calcext:value-type="float">
            <text:p>19658110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3:40:33.598352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13:40:45.974936532</dc:date>
    <meta:editing-duration>PT14M49S</meta:editing-duration>
    <meta:editing-cycles>4</meta:editing-cycles>
    <meta:generator>LibreOffice/6.0.7.3$Linux_X86_64 LibreOffice_project/00m0$Build-3</meta:generator>
    <meta:document-statistic meta:table-count="1" meta:cell-count="238" meta:object-count="0"/>
  </office:meta>
</office:document-meta>
</file>